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80000022225468C1096712C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36cm"/>
    </style:style>
    <style:style style:name="gr3" style:family="graphic" style:parent-style-name="standard">
      <style:graphic-properties draw:stroke="none" draw:fill="none" fo:min-height="1.424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subtitle">
      <style:graphic-properties draw:fill-color="#ffffff" fo:min-height="12.179cm"/>
    </style:style>
    <style:style style:name="pr6" style:family="presentation" style:parent-style-name="Padrão-title">
      <style:graphic-properties fo:min-height="6.945cm"/>
    </style:style>
    <style:style style:name="P1" style:family="paragraph">
      <style:text-properties fo:font-size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T1" style:family="text">
      <style:text-properties fo:font-size="44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44pt" style:font-size-asian="32pt" style:font-size-complex="32pt"/>
    </style:style>
    <style:style style:name="T8" style:family="text">
      <style:text-properties fo:font-size="44pt" fo:font-weight="bold" style:font-size-asian="32pt" style:font-weight-asian="bold" style:font-size-complex="32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8pt"/>
    </style:style>
    <style:style style:name="T11" style:family="text">
      <style:text-properties fo:font-size="40pt" style:font-size-asian="32pt" style:font-size-complex="32pt"/>
    </style:style>
    <style:style style:name="T12" style:family="text">
      <style:text-properties fo:font-size="40pt" fo:font-weight="bold" style:font-size-asian="32pt" style:font-weight-asian="bold" style:font-size-complex="32pt" style:font-weight-complex="bold"/>
    </style:style>
    <style:style style:name="T13" style:family="text">
      <style:text-properties fo:font-size="40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Referências em Documento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É importante, pois:</text:p>
                <text:p/>
              </text:list-header>
              <text:list-item>
                <text:p>Mostra sua probidade intelectual, pois uma boa publicação deve ser bem documentada;</text:p>
              </text:list-item>
              <text:list-item>
                <text:p>Comparar origem e confiabilidade das idéias tratadas;</text:p>
              </text:list-item>
              <text:list-item>
                <text:p>Reconhecimento de outros autores que trataram do mesmo assunto e proteção contra processo de plágio;</text:p>
              </text:list-item>
              <text:list-item>
                <text:p>Permitir aos leitores consultar outras fonte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eferências em Documentos</text:span>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p text:style-name="P3"/>
            <text:p text:style-name="P3"/>
          </draw:text-box>
        </draw:frame>
        <draw:frame draw:style-name="gr2" draw:text-style-name="P6" draw:layer="layout" svg:width="23.37cm" svg:height="13.067cm" svg:x="2.296cm" svg:y="5.4cm">
          <draw:text-box>
            <text:p text:style-name="P5"><text:span text:style-name="T2">A NBR 6023 define referência como "[...] conjunto padronizado de elementos descritivos, retirados de um documento, que permite sua identificação individual."</text:span></text:p>
            <text:p text:style-name="P5"><text:span text:style-name="T2">(ASSOCIAÇÃO BRASILEIRA DE NORMAS TÉCNICAS, 2002a, p. 2).</text:span></text:p>
            <text:p text:style-name="P5"><text:span text:style-name="T2"/></text:p>
            <text:p text:style-name="P5"><text:span text:style-name="T2">Podem aparecer incluidas no texto, em notas de rodapé ou no fim do texto. </text:span>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Norma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RMAS GERAIS DE APRESENTAÇÃO</text:p>
                <text:p/>
                <text:p><text:s/><text:span text:style-name="T3">Três normas gerais de apresentação e formatação:</text:span></text:p>
              </text:list-header>
              <text:list-item>
                <text:p><text:span text:style-name="T3"><text:s/></text:span><text:span text:style-name="T3">Espaçamento;</text:span></text:p>
              </text:list-item>
              <text:list-item>
                <text:p><text:span text:style-name="T3"><text:s/></text:span><text:span text:style-name="T3">Alinhamento;</text:span></text:p>
              </text:list-item>
              <text:list-item>
                <text:p><text:span text:style-name="T3"><text:s/></text:span><text:span text:style-name="T3">Ordenação das referência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Espaçamento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As referências devem ser digitadas, usando espaço simples entre as linhas;</text:span></text:p>
                <text:p><text:span text:style-name="T4">Espaço 1,5 ou duplo para separar as referências entre si;</text:span></text:p>
                <text:p><text:span text:style-name="T4">Fonte 12- Arial ou Times New Roman.</text:span></text:p>
                <text:p><text:span text:style-name="T4">Exemplo:</text:span></text:p>
                <text:p><text:span text:style-name="T4">CRUZ, Carla; RIBEIRO, Uirá. Metodologia científica: teoria e prática. 2. ed. Rio deJaneiro : Axcel Books, 2004.</text:span></text:p>
                <text:p><text:span text:style-name="T4"/></text:p>
                <text:p><text:span text:style-name="T4">CERVO, Amado L.; BERVIAN, Pedro A.; SILVA, Roberto da. Metodologia científica. 6. ed. São Paulo : Pearson Prentice Hall, 2007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Alinhamento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3">As referências são alinhadas somente à margem esquerda .</text:span></text:p>
                <text:p><text:span text:style-name="T3"/></text:p>
                <text:p><text:span text:style-name="T3">Ordenação das referências: As referências podem ter ordenação alfabética, cronológica e sistemática (por assunto).</text:span></text:p>
                <text:p><text:span text:style-name="T3">No entanto, é licita a adoção da ordenação <text:s text:c="3"/>alfabética ascendent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lementos essenciais</text:span></text:p>
          </draw:text-box>
        </draw:frame>
        <draw:frame presentation:style-name="pr2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Autor(es): <text:s/>sobrenome em caixa alta;</text:span></text:p>
                <text:p><text:span text:style-name="T3">Título: grifo ou negrito;</text:span></text:p>
                <text:p><text:span text:style-name="T3">Número de edição: a partir da segunda;</text:span></text:p>
                <text:p><text:span text:style-name="T3">Local da edição: por extenso;</text:span></text:p>
                <text:p><text:span text:style-name="T3">Editora: não se escreve ed.;</text:span></text:p>
                <text:p><text:span text:style-name="T3">Data da publicação: antecedida por virgula após a editora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lementos complementares e acréscimo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São as informações que, acrescentadas aos elementos essenciais, permitem melhor caracterizar os documentos.</text:p>
                <text:p/>
                <text:p>Tradutor, revisor, ilustrador, organizador ,etc.). </text:p>
                <text:p/>
                <text:p>DANTE ALIGHIERI. <text:span text:style-name="T5">A divina comédia</text:span>.Tradução, prefácio e notas de Hernâni Donato. São Paulo: Círculo do Livro, [1983]. 344 p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<text:s/><text:span text:style-name="T1">O TIPO DE DOCUMENTO CONSULTADO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REFERÊNCIAS DE LIVROS:</text:p>
                <text:p><text:span text:style-name="T3">AUTOR. Título da obra: subtítulo. Edição. Local (cidade) (espaço): editora, data.Número de páginas ou volumes. (Série). Notas especiais. Outras notas.</text:span></text:p>
                <text:p><text:span text:style-name="T3"/></text:p>
                <text:p><text:span text:style-name="T3">Exemplos:</text:span></text:p>
                <text:p><text:span text:style-name="T3">Um autor</text:span></text:p>
                <text:p><text:span text:style-name="T3">SOARES, E. </text:span><text:span text:style-name="T6">Saúde</text:span><text:span text:style-name="T3">: epidemiologia. 3. ed. São Paulo : Atlas, 2003.187p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bsevaçõe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 exemplo citado acima o sobrenome paterno do autor esta em maiúsculo seguido de vírgula (,) e as iniciais do nome (caso seja um único autor, e preferível escrever o nome completo por extenso;</text:p>
                <text:p>Para dois ou três autores, podem-se usar apenas as iniciaisdo nome;</text:p>
                <text:p>O título do livro deve ser destacado em negrito ou itálico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ois ou três autore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Não se escrevem letras maiúsculas nos títulos do livro;</text:span></text:p>
                <text:p><text:span text:style-name="T7">Apenas a primeira palavra do título deve ter inicial maiúscula.</text:span></text:p>
                <text:p><text:span text:style-name="T7">Dois ou três autores, os nomes são separados por ponto-e-vírgula (;).</text:span></text:p>
                <text:p><text:span text:style-name="T7"/></text:p>
                <text:p><text:span text:style-name="T7">CRUZ, Carla; RIBEIRO, Uirá. </text:span><text:span text:style-name="T8">Metodologia científica</text:span><text:span text:style-name="T7">: teoria e prática. 2. ed. Rio de Janeiro : Axcel Books, 2004.</text:span></text:p>
                <text:p><text:span text:style-name="T7"/></text:p>
                <text:p><text:span text:style-name="T7">CERVO, Amado L.; BERVIAN, Pedro A.; SILVA, Roberto da. </text:span><text:span text:style-name="T8">Metodologia científica</text:span><text:span text:style-name="T7">. 6. ed. São Paulo : Pearson Prentice Hall, 2007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ais de três autore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É comum o <text:s/>uso do termo “et al.”, significando “e outros”(usar um ponto depois da palavra al.).</text:p>
                <text:p>Exemplo:</text:p>
                <text:p/>
                <text:p>SLACK, N. et al. <text:span text:style-name="T5">Administração da produção.</text:span> São Paulo : Atlas, 1997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EFERÊNCIA DE UM CAPÍTULO DE LIVRO</text:span></text:p>
          </draw:text-box>
        </draw:frame>
        <draw:frame presentation:style-name="Padrão-outline1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/></text:p>
                <text:p><text:span text:style-name="T3">AUTOR DO CAPÍTULO. Título do capítulo. In: AUTOR DO LIVRO. </text:span><text:span text:style-name="T6">Título do livro</text:span><text:span text:style-name="T3">.Edição. Local de publicação (cidade) : editora, data. Capítulo, página inicial-final da parte do capítulo.</text:span></text:p>
                <text:p><text:span text:style-name="T3">In: significa que o capítulo faz parte (está dentro) do livro</text:span></text:p>
                <text:p><text:span text:style-name="T3"/></text:p>
                <text:p><text:span text:style-name="T6">Exemplo :</text:span></text:p>
                <text:p><text:span text:style-name="T3">MARTONE, Celso Luiz. Modelo básico para economia fechada e aberta. In: LOPES,Luiz Martins. </text:span><text:span text:style-name="T6">Manual de economia</text:span><text:span text:style-name="T3">: nível básico e nível intermediário. 2. ed. São Paulo : Atlas, 2000. cap.13, p. 299-311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EFERÊNCIA DE MONOGRAFIA, <text:s/>DISSERTAÇÕES OU TESES</text:span>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3">AUTOR. </text:span><text:span text:style-name="T6">Título</text:span><text:span text:style-name="T3">. Ano. Número de folhas. Categoria (Grau e área) - Unidade da Instituição, Instituição, Cidade, Ano.</text:span></text:p>
                <text:p><text:span text:style-name="T3"/></text:p>
                <text:p><text:span text:style-name="T3">Exemplo :</text:span></text:p>
                <text:p><text:span text:style-name="T3">SIQUEIRA, N. A. S. </text:span><text:span text:style-name="T6">Substituição da força de venda própria por distribuidores</text:span><text:span text:style-name="T3">: um estudo de caso. 2002. 125p. Dissertação (Mestrado em Administração de Empresas) – Fundação Escola de Comércio Álvares Penteado - FECAP, São Paulo, 2002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PERIÓDICO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ÍTULO. Local de publicação: editora. Datas de início e de encerramento da publicação (se houver).</text:span></text:p>
                <text:p><text:span text:style-name="T3"/></text:p>
                <text:p><text:span text:style-name="T3">Exemplos :</text:span></text:p>
                <text:p><text:span text:style-name="T3"/></text:p>
                <text:p><text:span text:style-name="T3">REVISTA BRASILEIRA DE GEOGRAFIA. Rio de Janeiro: IBGE, 1939</text:span></text:p>
                <text:p><text:span text:style-name="T3">CIENTÍFICA: Revista de agronomia. São Paulo : Fundação para o Desenvolvimento da UNESP, 1974. Semestra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ARTIGOS DE PERIÓDICO IMPRESSO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3">SOBRENOME, Prenome. Título: subtítulo do artigo. </text:span><text:span text:style-name="T6">Título do periódico</text:span><text:span text:style-name="T3">,local, volume, fascículo, página inicial e final, mês e ano.</text:span></text:p>
                <text:p><text:span text:style-name="T3"/></text:p>
                <text:p><text:span text:style-name="T3">Exemplo:</text:span></text:p>
                <text:p><text:span text:style-name="T3">SAVIANI, Demerval. A universidade e a problemática da educação e cultura.</text:span><text:span text:style-name="T6">Educação Brasileira</text:span><text:span text:style-name="T3">, Brasília, v. 1, n. 3, p. 35-58, maio/ago. 1979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Obsevaçã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Os meses do ano devem seguir as seguintes abreviações:- Na </text:span><text:span text:style-name="T3">abreviação do mês, usam-se apenas três dígitos e ponto final </text:span><text:span text:style-name="T3">(.),completando, assim, quatro dígitos. Apenas o mês de “maio” se </text:span><text:span text:style-name="T3">escreve por inteiro,</text:span></text:p>
                <text:p><text:span text:style-name="T3">já que a palavra “maio” tem quatro dígitos. </text:span></text:p>
                <text:p><text:span text:style-name="T3"/></text:p>
                <text:p><text:span text:style-name="T3">Exemplos:</text:span></text:p>
                <text:p><text:span text:style-name="T3">13 fev. 2011.</text:span></text:p>
                <text:p><text:span text:style-name="T3">18 maio 2010.</text:span></text:p>
                <text:p/>
                <text:p/>
              </text:list-header>
            </text:list>
          </draw:text-box>
        </draw:frame>
        <draw:frame draw:style-name="gr3" draw:text-style-name="P6" draw:layer="layout" svg:width="22.947cm" svg:height="2.384cm" svg:x="2.053cm" svg:y="17.6cm">
          <draw:text-box>
            <text:p text:style-name="P5">GURGEL, C. <text:span text:style-name="T5">Reforma do Estado e segurança pública</text:span>. Política e Administração,</text:p>
            <text:p text:style-name="P5">Rio de Janeiro, v. 3, n. 2, p. 15-21, maio 1997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ARTIGOS DE PERIÓDICO ELETRÔNICO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1">SOBRENOME, Prenome. Título: subtítulo doartigo. </text:span><text:span text:style-name="T12">Título do periódico</text:span><text:span text:style-name="T11">,local, volume, fascículo, página inicial e final, mês e ano. Endereço eletrônico e data de acesso.</text:span></text:p>
                <text:p><text:span text:style-name="T11"/></text:p>
                <text:p><text:span text:style-name="T11">RIBEIRO, P. S. G. Adoção brasileira: uma análise sociojurídica. </text:span><text:span text:style-name="T12">Datavenia</text:span><text:span text:style-name="T13">, SãoPaulo</text:span><text:span text:style-name="T11">, v. 3, n. 18, ago. 1998. Disponível em: &lt;http://www.datavenia.inf.br/frame.artig.html&gt;. Acesso em: 10 set. 1998.</text:span></text:p>
                <text:p><text:span text:style-name="T11"/></text:p>
                <text:p><text:span text:style-name="T11">O destaque continua no título do periódico (nome da revista).</text:span></text:p>
                <text:p><text:span text:style-name="T11">O endereço eletrônico deve ser completo e deve vir entre &lt; &gt;; observa-se</text:span></text:p>
                <text:p><text:span text:style-name="T11">que, antes do site, escreve-se “Disponível em:” e, após o stie, a expressão “Acesso</text:span></text:p>
                <text:p><text:span text:style-name="T11">em:”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ARTIGOS ELETRÔNIC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Exemplo:</text:p>
                <text:p><text:span text:style-name="T3">VICENTE, G. Auto da barca do inferno. Disponível em:</text:span></text:p>
                <text:p><text:span text:style-name="T3">&lt;http://www.bibvirt.futuro.usp.br/index.html&gt;. Acesso em: 06 nov. 2000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REVISTAS ELETRÔNICAS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3">Exemplo:</text:span></text:p>
                <text:p><text:span text:style-name="T3">CIENTÍFICA: </text:span><text:span text:style-name="T6">Revista de agronomia</text:span><text:span text:style-name="T3">. São Paulo: Fundação para o Desenvolvimento da UNESP, 1974. Disponível em:</text:span></text:p>
                <text:p><text:span text:style-name="T3">&lt;http://www.agronomia.com.br&gt;. Acesso em: 13 maio 2006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 DE ARTIGOS DE JORNA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staca-se o Título do Jornal ou revista. É importante inserir, se houver, o caderno ou a parte do jornal que se consultou e de onde foi extraído o texto ou idéia.</text:p>
                <text:p>Exemplo:</text:p>
                <text:p>SILVA, I. G. Pena de morte. <text:span text:style-name="T5">O Estado de São Paulo</text:span>, São Paulo, 19 set.1997. Caderno 1, p. 3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frame presentation:style-name="pr6" draw:layer="layout" svg:width="25.199cm" svg:height="6.945cm" svg:x="1.4cm" svg:y="-0.882cm" presentation:class="title" presentation:user-transformed="true">
          <draw:text-box>
            <text:p><text:line-break/>REFERÊNCIA DE ARTIGOS APRESENTADOS EM CONGRESSO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/></text:p>
                <text:p><text:span text:style-name="T3"/></text:p>
                <text:p><text:span text:style-name="T3">Autores. Título do trabalho apresentado, seguido da expressão In:, nome do evento,numeração do evento (se houver), ano e local (cidade) de realização,</text:span><text:span text:style-name="T6"> título dodocumento (anais, atas, tópico temático etc.</text:span><text:span text:style-name="T3">), local, editora, data de publicação epágina inicial e final da parte referenciada.</text:span></text:p>
                <text:p><text:span text:style-name="T3"/></text:p>
                <text:p><text:span text:style-name="T3">Exemplo:</text:span></text:p>
                <text:p><text:span text:style-name="T3">BRAYNER, A. R. A.; MEDEIROS, C. B. Incorporação do tempo em SGBDorientado a objetos. In: SIMPÓSIO BRASILEIRO DE BANCO DE DADOS, 9.,1994, São Paulo. </text:span><text:span text:style-name="T6">Anais</text:span><text:span text:style-name="T3">... São Paulo : USP, 1994. p. 16-29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S DE EVENTO COMO UM TODO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<text:s text:c="3"/></text:span><text:span text:style-name="T3">Evento, número do evento, ano. Cidade: tipo de registro, reticências. Cidade: editora (responsável pela publicação), ano, volume.</text:span></text:p>
                <text:p><text:span text:style-name="T3"/></text:p>
                <text:p><text:span text:style-name="T3">CONGRESSO BRASILEIRO DE ENGENHARIA MECÂNICA, 12., 1993, Brasília. </text:span><text:span text:style-name="T6">Anais</text:span><text:span text:style-name="T3">... Brasília : ABCM, 1993. v. 3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S DE LEIS OU DECRET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Exemplo:</text:p>
                <text:p/>
                <text:p><text:span text:style-name="T3">BRASIL. Ministério de Educação e Cultura. LDB - </text:span><text:span text:style-name="T6">Lei no 9394/96</text:span><text:span text:style-name="T3">, de 20 de dezembro de 1996. Estabelece as diretrizes e bases da Educação Nacional. Brasília: MEC, 1996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D80000022225468C1096712C2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21:27:07.861836648</meta:creation-date>
    <dc:date>2017-03-24T15:09:16.547761412</dc:date>
    <meta:editing-duration>PT2H21M3S</meta:editing-duration>
    <meta:editing-cycles>29</meta:editing-cycles>
    <meta:generator>LibreOffice/5.1.4.2$Linux_x86 LibreOffice_project/10m0$Build-2</meta:generator>
    <meta:document-statistic meta:object-count="115"/>
  </office:meta>
</office:document-meta>
</file>